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shadow="none" style:may-break-between-rows="true" table:border-model="collapsing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3.889cm"/>
    </style:style>
    <style:style style:name="Table1.D" style:family="table-column">
      <style:table-column-properties style:column-width="3.704cm"/>
    </style:style>
    <style:style style:name="Table1.E" style:family="table-column">
      <style:table-column-properties style:column-width="3.371cm"/>
    </style:style>
    <style:style style:name="Table1.F" style:family="table-column">
      <style:table-column-properties style:column-width="2.847cm"/>
    </style:style>
    <style:style style:name="Table1.1" style:family="table-row">
      <style:table-row-properties style:min-row-height="1.005cm"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9.102cm"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7.091cm" fo:keep-together="auto"/>
    </style:style>
    <style:style style:name="Table1.4" style:family="table-row">
      <style:table-row-properties style:min-row-height="5.424cm" fo:keep-together="auto"/>
    </style:style>
    <style:style style:name="Table1.5" style:family="table-row">
      <style:table-row-properties style:min-row-height="6.403cm" fo:keep-together="auto"/>
    </style:style>
    <style:style style:name="Table1.6" style:family="table-row">
      <style:table-row-properties style:min-row-height="7.276cm"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fb277"/>
    </style:style>
    <style:style style:name="T2" style:family="text">
      <style:text-properties officeooo:rsid="001103b9"/>
    </style:style>
    <style:style style:name="T3" style:family="text">
      <style:text-properties officeooo:rsid="001220cd"/>
    </style:style>
    <style:style style:name="T4" style:family="text">
      <style:text-properties officeooo:rsid="00124163"/>
    </style:style>
    <style:style style:name="T5" style:family="text">
      <style:text-properties officeooo:rsid="00140ab9"/>
    </style:style>
    <style:style style:name="T6" style:family="text">
      <style:text-properties officeooo:rsid="00152d4f"/>
    </style:style>
    <style:style style:name="T7" style:family="text">
      <style:text-properties officeooo:rsid="001617d1"/>
    </style:style>
    <style:style style:name="T8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">Sr no</text:p>
          </table:table-cell>
          <table:table-cell table:style-name="Table1.A1" office:value-type="string">
            <text:p text:style-name="P1">URL</text:p>
          </table:table-cell>
          <table:table-cell table:style-name="Table1.A1" office:value-type="string">
            <text:p text:style-name="P1">Purpose of Website</text:p>
          </table:table-cell>
          <table:table-cell table:style-name="Table1.A1" office:value-type="string">
            <text:p text:style-name="P1">Things Liked</text:p>
          </table:table-cell>
          <table:table-cell table:style-name="Table1.A1" office:value-type="string">
            <text:p text:style-name="P1">Things Disliked</text:p>
          </table:table-cell>
          <table:table-cell table:style-name="Table1.F1" office:value-type="string">
            <text:p text:style-name="P1">Overall Evaluation</text:p>
            <text:p text:style-name="P1">(Good/bad)</text:p>
          </table:table-cell>
        </table:table-row>
        <table:table-row table:style-name="Table1.2">
          <table:table-cell table:style-name="Table1.A2" office:value-type="string">
            <text:p text:style-name="P1">1.</text:p>
          </table:table-cell>
          <table:table-cell table:style-name="Table1.A2" office:value-type="string">
            <text:p text:style-name="P1">www.pinterest.com</text:p>
          </table:table-cell>
          <table:table-cell table:style-name="Table1.A2" office:value-type="string">
            <text:p text:style-name="P1">visual discovery engine for finding ideas like recipes, home and style inspiration, and more.</text:p>
          </table:table-cell>
          <table:table-cell table:style-name="Table1.A2" office:value-type="string">
            <text:p text:style-name="P1">- <text:span text:style-name="T2">there is a ‘stop requests to log in’ toggle button.</text:span></text:p>
            <text:p text:style-name="P1"/>
            <text:p text:style-name="P1">-every pin on the feed has a download image button which pops up on hovering the mouse on a specific pin. (no need to expand the pin first)</text:p>
            <text:p text:style-name="P1"/>
            <text:p text:style-name="P1">-<text:span text:style-name="T3">a related interests section which is coherent with the overall feed.</text:span></text:p>
          </table:table-cell>
          <table:table-cell table:style-name="Table1.A2" office:value-type="string">
            <text:p text:style-name="P1">-<text:span text:style-name="T1">dark mode </text:span><text:span text:style-name="T4">feature </text:span><text:span text:style-name="T1">does not exist </text:span><text:span text:style-name="T4">without resorting to a separate extension.</text:span></text:p>
            <text:p text:style-name="P1"/>
            <text:p text:style-name="P1">-<text:span text:style-name="T2">improper spatial arrangement while vieiwng an image.</text:span></text:p>
            <text:p text:style-name="P1"/>
            <text:p text:style-name="P1">-<text:span text:style-name="T2">pinning process </text:span><text:span text:style-name="T3">is a bit </text:span><text:span text:style-name="T2">inconvenient.</text:span></text:p>
            <text:p text:style-name="P1"/>
            <text:p text:style-name="P1"/>
            <text:p text:style-name="P1"/>
            <text:p text:style-name="P1"/>
          </table:table-cell>
          <table:table-cell table:style-name="Table1.F2" office:value-type="string">
            <text:p text:style-name="P1"><text:s/>Good</text:p>
          </table:table-cell>
        </table:table-row>
        <table:table-row table:style-name="Table1.3">
          <table:table-cell table:style-name="Table1.A2" office:value-type="string">
            <text:p text:style-name="P1">2.</text:p>
          </table:table-cell>
          <table:table-cell table:style-name="Table1.A2" office:value-type="string">
            <text:p text:style-name="P1">www.nasa.gov</text:p>
          </table:table-cell>
          <table:table-cell table:style-name="Table1.A2" office:value-type="string">
            <text:p text:style-name="P1"><text:a xlink:type="simple" xlink:href="https://www.google.com/search?client=ubuntu-sn&amp;channel=fs&amp;q=innovating+for+humanity%27s+benefit&amp;mstk=AUtExfD5m39ph-olBcsV2ywAKjxgbzlefHVjoU7EpU9CdcTTFlhOQLRbjT5onDhuoi4lpKADMptJMwy8CSOeIppyanBvi7MkgZllQsyGQpxSJjQeJlRbZbG_BTJ8MvTXs9vDb7k&amp;csui=3&amp;ved=2ahUKEwjL-ryIlfaRAxUV4TgGHV19EBkQgK4QegQIARAF" text:style-name="Internet_20_link" text:visited-style-name="Visited_20_Internet_20_Link">innovating for humanity's benefit</text:a>, and <text:a xlink:type="simple" xlink:href="https://www.google.com/search?client=ubuntu-sn&amp;channel=fs&amp;q=inspiring+the+world+through+discovery&amp;mstk=AUtExfD5m39ph-olBcsV2ywAKjxgbzlefHVjoU7EpU9CdcTTFlhOQLRbjT5onDhuoi4lpKADMptJMwy8CSOeIppyanBvi7MkgZllQsyGQpxSJjQeJlRbZbG_BTJ8MvTXs9vDb7k&amp;csui=3&amp;ved=2ahUKEwjL-ryIlfaRAxUV4TgGHV19EBkQgK4QegQIARAG" text:style-name="Internet_20_link" text:visited-style-name="Visited_20_Internet_20_Link">inspiring the world through discovery</text:a>, offering public access to scientific data</text:p>
          </table:table-cell>
          <table:table-cell table:style-name="Table1.A2" office:value-type="string">
            <text:p text:style-name="P1">-simple and sleek design with fitting colour scheme.</text:p>
            <text:p text:style-name="P1"/>
            <text:p text:style-name="P1">- <text:span text:style-name="T5">extremely legible text formatting and spacing.</text:span></text:p>
            <text:p text:style-name="P1"/>
            <text:p text:style-name="P1">-<text:span text:style-name="T5">interactive buttons which light up on hovering above them.</text:span></text:p>
          </table:table-cell>
          <table:table-cell table:style-name="Table1.A2" office:value-type="string">
            <text:p text:style-name="P1">-<text:span text:style-name="T4">the search and filters tab in the missions section is placed vertically (to the left of the feed) which cuts off some of the space for results.</text:span></text:p>
            <text:p text:style-name="P1"/>
            <text:p text:style-name="P1">-<text:span text:style-name="T4">scrolling around the website gets a bit confusing due to redundant links to sections.</text:span></text:p>
          </table:table-cell>
          <table:table-cell table:style-name="Table1.F2" office:value-type="string">
            <text:p text:style-name="P1"><text:s text:c="9"/><text:span text:style-name="T6">Good</text:span></text:p>
          </table:table-cell>
        </table:table-row>
        <table:table-row table:style-name="Table1.4">
          <table:table-cell table:style-name="Table1.A2" office:value-type="string">
            <text:p text:style-name="P1">3.</text:p>
          </table:table-cell>
          <table:table-cell table:style-name="Table1.A2" office:value-type="string">
            <text:p text:style-name="P1">www.quora.com</text:p>
          </table:table-cell>
          <table:table-cell table:style-name="Table1.A2" office:value-type="string">
            <text:p text:style-name="P1"><text:span text:style-name="Emphasis">question-and-answer platform</text:span> that connects people with similar thoughts together.</text:p>
          </table:table-cell>
          <table:table-cell table:style-name="Table1.A2" office:value-type="string">
            <text:p text:style-name="P1">-<text:span text:style-name="T5">sorting options for comments under all result posts.</text:span></text:p>
            <text:p text:style-name="P1"/>
            <text:p text:style-name="P1">-<text:span text:style-name="T5">hide option for result posts <text:s/>found to be irrelevant to the users.</text:span></text:p>
          </table:table-cell>
          <table:table-cell table:style-name="Table1.A2" office:value-type="string">
            <text:p text:style-name="P1">-<text:span text:style-name="T5">flow of results is improper. every result is displayed partially one after the other with individual ‘continue reading’ option. (no smooth scrolling)</text:span></text:p>
            <text:p text:style-name="P1"/>
            <text:p text:style-name="P1">-<text:span text:style-name="T5">redundant related questions section affects spacing of main content.</text:span></text:p>
          </table:table-cell>
          <table:table-cell table:style-name="Table1.F2" office:value-type="string">
            <text:p text:style-name="P1"><text:s text:c="9"/><text:span text:style-name="T6">Bad</text:span></text:p>
          </table:table-cell>
        </table:table-row>
        <text:soft-page-break/>
        <table:table-row table:style-name="Table1.5">
          <table:table-cell table:style-name="Table1.A2" office:value-type="string">
            <text:p text:style-name="P1">4. </text:p>
          </table:table-cell>
          <table:table-cell table:style-name="Table1.A2" office:value-type="string">
            <text:p text:style-name="P1">msrtc.maharashtra.gov.in</text:p>
          </table:table-cell>
          <table:table-cell table:style-name="Table1.A2" office:value-type="string">
            <text:p text:style-name="P1">Maharashtra government booking system to book tickets/ get bus schedule for state travel.</text:p>
          </table:table-cell>
          <table:table-cell table:style-name="Table1.A2" office:value-type="string">
            <text:p text:style-name="P1">-<text:span text:style-name="T6">engaging animation </text:span></text:p>
            <text:p text:style-name="P1"/>
            <text:p text:style-name="P1">-<text:span text:style-name="T6">clear ticket booking interface </text:span></text:p>
          </table:table-cell>
          <table:table-cell table:style-name="Table1.A2" office:value-type="string">
            <text:p text:style-name="P1">-<text:span text:style-name="T6">really tacky colour scheme with unneccessary flashing of buttons.</text:span></text:p>
            <text:p text:style-name="P1"/>
            <text:p text:style-name="P1">-<text:span text:style-name="T6">highlights are empty (the most recent ones could be displayed)</text:span></text:p>
          </table:table-cell>
          <table:table-cell table:style-name="Table1.F2" office:value-type="string">
            <text:p text:style-name="P1"><text:s text:c="11"/><text:span text:style-name="T6">Bad</text:span></text:p>
          </table:table-cell>
        </table:table-row>
        <table:table-row table:style-name="Table1.6">
          <table:table-cell table:style-name="Table1.A2" office:value-type="string">
            <text:p text:style-name="P1">5.</text:p>
          </table:table-cell>
          <table:table-cell table:style-name="Table1.A2" office:value-type="string">
            <text:p text:style-name="P1">https://www.aut.ac.nz/</text:p>
          </table:table-cell>
          <table:table-cell table:style-name="Table1.A2" office:value-type="string">
            <text:p text:style-name="P1">educational website for Auckland University of Technology, New Zealand.</text:p>
          </table:table-cell>
          <table:table-cell table:style-name="Table1.A2" office:value-type="string">
            <text:p text:style-name="P1">-<text:span text:style-name="T7">back to top button is inbuilt on each page</text:span></text:p>
            <text:p text:style-name="P1"/>
            <text:p text:style-name="P1">-<text:span text:style-name="T7">interactive buttons which light up on hovering. (immersive scrolling)</text:span></text:p>
            <text:p text:style-name="P1"/>
            <text:p text:style-name="P1"/>
          </table:table-cell>
          <table:table-cell table:style-name="Table1.A2" office:value-type="string">
            <text:p text:style-name="P1">-<text:span text:style-name="T7">certain links open a new tab with no way to renavigate to initial point.</text:span></text:p>
            <text:p text:style-name="P1"/>
            <text:p text:style-name="P1"/>
            <text:p text:style-name="P1">-<text:span text:style-name="T7">colours are bit too vibrant couldve been desaturated for visual convenience.</text:span></text:p>
          </table:table-cell>
          <table:table-cell table:style-name="Table1.F2" office:value-type="string">
            <text:p text:style-name="P1">Goo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Default" style:display-name="Table Default" style:family="paragraph" style:parent-style-name="Table_20_Contents">
      <style:paragraph-properties fo:text-align="center" style:justify-single-word="false"/>
      <style:text-properties officeooo:rsid="000d330b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6T10:33:03.395878327</meta:creation-date>
    <dc:date>2026-02-17T12:02:31.749221280</dc:date>
    <meta:editing-duration>PT24M35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2" meta:paragraph-count="50" meta:word-count="348" meta:character-count="2282" meta:non-whitespace-character-count="1950"/>
  </office:meta>
</office:document-meta>
</file>